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125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1.575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6.3354in" fo:margin-left="-0.075in" table:align="left" style:writing-mode="rl-tb"/>
    </style:style>
    <style:style style:name="Table5.A" style:family="table-column">
      <style:table-column-properties style:column-width="6.3354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-complex="David"/>
    </style:style>
    <style:style style:name="P3" style:family="paragraph" style:parent-style-name="Standard">
      <style:text-properties fo:font-size="10pt" style:font-size-asian="10pt" style:font-name-complex="David" style:font-size-complex="10pt"/>
    </style:style>
    <style:style style:name="P4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9" style:family="paragraph" style:parent-style-name="Standard">
      <style:text-properties fo:font-weight="bold" style:font-weight-asian="bold" style:font-name-complex="David" style:font-weight-complex="bold"/>
    </style:style>
    <style:style style:name="P10" style:family="paragraph" style:parent-style-name="Standard">
      <style:paragraph-properties fo:margin-left="0in" fo:margin-right="-0.2957in" fo:text-indent="0in" style:auto-text-indent="false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1"><text:span text:style-name="T3">עדכון אחרון : 14.5.14</text:span></text:p>
      <text:p text:style-name="P4"/>
      <text:p text:style-name="P4"/>
      <text:p text:style-name="P6"/>
      <text:p text:style-name="P7"><text:span text:style-name="T5">נתונים עיקריים לשלבים הראשונים לטיפול באירוע</text:span></text:p>
      <text:p text:style-name="Standard"><text:span text:style-name="T4">תיק <text:s/></text:span><text:span text:style-name="T6">60440</text:span></text:p>
      <text:p text:style-name="P8"/>
      <text:p text:style-name="Standard"><text:span text:style-name="T4">שם העסק/מבנה</text:span><text:span text:style-name="T3"> <text:s text:c="2"/></text:span><text:span text:style-name="T1">מיבנה <text:s/>"קרסו" <text:s/>אולם תצוגה ומוסך</text:span></text:p>
      <text:p text:style-name="P9"/>
      <text:p text:style-name="Standard"><text:span text:style-name="T4">כתובת</text:span><text:span text:style-name="T1"> <text:s/>רח' <text:s/>הלח"י 14 ראשון לציון.</text:span></text:p>
      <text:p text:style-name="P9"/>
      <text:p text:style-name="Standard"><text:span text:style-name="T4">טלפון</text:span><text:span text:style-name="T1"> <text:s text:c="8"/>משרד ראשי <text:s/>- 03-9535300 <text:s text:c="132"/></text:span></text:p>
      <text:p text:style-name="P9"/>
      <text:p text:style-name="Standard"><text:span text:style-name="T4">המפתחות נמצאים</text:span><text:span text:style-name="T1"> <text:s/></text:span></text:p>
      <text:p text:style-name="P4"/>
      <text:p text:style-name="Standard"><text:span text:style-name="T4">מיקום מפסק זרם ראשי</text:span><text:span text:style-name="T1"> : <text:s text:c="4"/>פיקוד כבאים כניסה ראשית רח' הלח"י דלפק צד שמאל. <text:s text:c="15"/></text:span></text:p>
      <text:p text:style-name="Standard"><text:span text:style-name="T1"><text:s text:c="42"/></text:span></text:p>
      <text:p text:style-name="Standard"><text:span text:style-name="T3"><text:s text:c="120"/></text:span></text:p>
      <text:p text:style-name="Standard"><text:span text:style-name="T4">גנרטור: </text:span><text:span text:style-name="T1">קיים /לא קיים</text:span></text:p>
      <text:p text:style-name="P3"/>
      <text:p text:style-name="P10"><text:span text:style-name="T4">מיקום ברזי כיבוי עיקריים "3 : </text:span><text:span text:style-name="T1"><text:s text:c="2"/>רחבת היערכות סמוך לעמדת שומר חזית דרום מזרח.</text:span></text:p>
      <text:p text:style-name="P10"><text:span text:style-name="T1"><text:s text:c="54"/>עמדת שומר בחזית דרומית, ובנוסף בחזית מזרחית. <text:s text:c="23"/></text:span></text:p>
      <text:p text:style-name="P10"><text:span text:style-name="T1"><text:s text:c="53"/>ומסביב למתחם כל 50 מ'. <text:s text:c="40"/></text:span></text:p>
      <text:p text:style-name="P4"/>
      <text:p text:style-name="P4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זאב עכו</text:span></text:p>
          </table:table-cell>
          <table:table-cell table:style-name="Table2.A1" office:value-type="string">
            <text:p text:style-name="P1"><text:span text:style-name="T1">מנהל מרכזי</text:span></text:p>
          </table:table-cell>
          <table:table-cell table:style-name="Table2.A1" office:value-type="string">
            <text:p text:style-name="P1"><text:span text:style-name="T1">03-9535350</text:span></text:p>
          </table:table-cell>
          <table:table-cell table:style-name="Table2.A1" office:value-type="string">
            <text:p text:style-name="P1"><text:span text:style-name="T1">052-2770038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<text:span text:style-name="T1">ינון קוקה</text:span></text:p>
          </table:table-cell>
          <table:table-cell table:style-name="Table2.A1" office:value-type="string">
            <text:p text:style-name="P1"><text:span text:style-name="T1">אחזקה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<text:span text:style-name="T1">052-5661118</text:span></text:p>
          </table:table-cell>
          <table:table-cell table:style-name="Table2.A1" office:value-type="string">
            <text:p text:style-name="P2"/>
          </table:table-cell>
        </table:table-row>
      </table:table>
      <text:p text:style-name="P4"/>
      <text:p text:style-name="P4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4">מחסן חלפים חומרים דליקים – קומת קרקע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4">מיכל סולר נמצא בחצר במתחם צד צפון מערבי. <text:s/>בנוסף קיים מיכל 150 ל' לשימוש גנרטור בגג.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4">חומרים מסוכנים נמצאים בחלק צפון מערב לא מקורה (דליקים)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4">מוסך – <text:s/>דלקים , שמנים , רכבים .</text:span></text:p>
          </table:table-cell>
        </table:table-row>
      </table:table>
      <text:p text:style-name="Standard"><text:span text:style-name="T1"><text:s text:c="368"/></text:span></text:p>
      <text:p text:style-name="Standard"><text:span text:style-name="T1"><text:s text:c="160"/></text:span></text:p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סולר</text:span></text:p>
          </table:table-cell>
          <table:table-cell table:style-name="Table4.A1" office:value-type="string">
            <text:p text:style-name="P1"><text:span text:style-name="T1">1202</text:span>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1"><text:span text:style-name="T1">גג, חצר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חביות דליקים</text:span>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1"><text:span text:style-name="T1">נפט, סולר, <text:s/>טינר</text:span></text:p>
          </table:table-cell>
          <table:table-cell table:style-name="Table4.A1" office:value-type="string">
            <text:p text:style-name="P2"/>
          </table:table-cell>
        </table:table-row>
      </table:table>
      <text:p text:style-name="P4"/>
      <text:p text:style-name="P4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גנרטור נמצא בקומת גג המבנה לא מקורה כניסה מקומה א' דרך רמפה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חדר חשמל ראשי ממוקם בגג המבנה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מגוף שליטה ראשי ספרינקלרים <text:s/>נמצא <text:s/>סמוך שומר לביתן צד דרום מזרחי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חדר משאבות נמצא בקומת מרתף – כניסה דרך חדר מדרגות <text:s/>צפוני.</text:span></text:p>
          </table:table-cell>
        </table:table-row>
      </table:table>
      <text:p text:style-name="P4"><text:bookmark text:name="_GoBack"/></text:p>
      <text:p text:style-name="P4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5"><text:soft-page-break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יוסי דרור</dc:creator>
    <meta:editing-cycles>5</meta:editing-cycles>
    <meta:print-date>2014-05-08T11:25:00</meta:print-date>
    <meta:creation-date>2014-05-08T12:58:00</meta:creation-date>
    <dc:date>2014-05-14T11:05:00</dc:date>
    <meta:editing-duration>PT9S</meta:editing-duration>
    <meta:generator>OpenOffice/4.0.1$Win32 OpenOffice.org_project/401m5$Build-9714</meta:generator>
    <meta:document-statistic meta:table-count="6" meta:image-count="0" meta:object-count="0" meta:page-count="2" meta:paragraph-count="65" meta:word-count="266" meta:character-count="226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